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e8a99" officeooo:paragraph-rsid="000e8a99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www@sfbi.fr&gt;</text:p>
      <text:p text:style-name="P1">X-Original-To: bioinfo@sfbi.fr</text:p>
      <text:p text:style-name="P1">Delivered-To: bioinfo@localhost</text:p>
      <text:p text:style-name="P1">Received: from a1.relay.syrhano.net (a1.relay.syrhano.net [193.52.218.20])</text:p>
      <text:p text:style-name="P1"><text:tab/>by asso.crihan.fr (Postfix) with ESMTP id 4A8CB26801D</text:p>
      <text:p text:style-name="P1"><text:tab/>for &lt;bioinfo@sfbi.fr&gt;; Thu, 11 Sep 2014 22:21:22 +0200 (CEST)</text:p>
      <text:p text:style-name="P1">X-IronPort-Anti-Spam-Filtered: true</text:p>
      <text:p text:style-name="P1">X-IronPort-Anti-Spam-Result: AsABADMDElSKZqI0h2dsb2JhbABgg2BXAYJ7xVWIcxABAQEIDQkHFiqELRAFETMOJAImAhIsECSIQg2ZJY80gXSNKoZNgSyNPxEBbYJjgVMFgS60cWqBD4FAAQEB</text:p>
      <text:p text:style-name="P1">X-IPAS-Result: AsABADMDElSKZqI0h2dsb2JhbABgg2BXAYJ7xVWIcxABAQEIDQkHFiqELRAFETMOJAImAhIsECSIQg2ZJY80gXSNKoZNgSyNPxEBbYJjgVMFgS60cWqBD4FAAQEB</text:p>
      <text:p text:style-name="P1">X-IronPort-AV: E=Sophos;i="5.04,507,1406584800"; </text:p>
      <text:p text:style-name="P1"><text:s text:c="3"/>d="scan'208";a="72729575"</text:p>
      <text:p text:style-name="P1">Received: from mx.jouy.inra.fr (HELO alpha.jouy.inra.fr) ([138.102.162.52])</text:p>
      <text:p text:style-name="P1"><text:s text:c="2"/>by a-mx1.relay.syrhano.net with ESMTP; 11 Sep 2014 22:21:22 +0200</text:p>
      <text:p text:style-name="P1">Received: from adm3.jouy.inra.fr (adm3 [138.102.22.4])</text:p>
      <text:p text:style-name="P1"><text:tab/>by alpha.jouy.inra.fr (/8.14.4) with ESMTP id s8BKLK8M002810</text:p>
      <text:p text:style-name="P1"><text:tab/>for &lt;bioinfo@sfbi.fr&gt;; Thu, 11 Sep 2014 22:21:20 +0200 (CEST)</text:p>
      <text:p text:style-name="P1">Received: from sfbi2013.mti.univ-paris-diderot.fr (sfbi [138.102.22.67])</text:p>
      <text:p text:style-name="P1"><text:tab/>by adm3.jouy.inra.fr (Postfix) with ESMTP id C767B296B97</text:p>
      <text:p text:style-name="P1"><text:tab/>for &lt;bioinfo@sfbi.fr&gt;; Thu, 11 Sep 2014 22:21:20 +0200 (CEST)</text:p>
      <text:p text:style-name="P1">Received: from www by sfbi2013.mti.univ-paris-diderot.fr with local (Exim 4.80)</text:p>
      <text:p text:style-name="P1"><text:tab/>(envelope-from &lt;www@www.sfbi.fr&gt;)</text:p>
      <text:p text:style-name="P1"><text:tab/>id 1XSAtb-000EU6-0i</text:p>
      <text:p text:style-name="P1"><text:tab/>for bioinfo@sfbi.fr; Thu, 11 Sep 2014 22:23:11 +0200</text:p>
      <text:p text:style-name="P1">To: bioinfo@sfbi.fr</text:p>
      <text:p text:style-name="P1">X-PHP-Originating-Script: 1000:mail.inc</text:p>
      <text:p text:style-name="P1">MIME-Version: 1.0</text:p>
      <text:p text:style-name="P1">Content-Type: text/plain; charset=UTF-8; format=flowed; delsp=yes</text:p>
      <text:p text:style-name="P1">Content-Transfer-Encoding: 8Bit</text:p>
      <text:p text:style-name="P1">X-Mailer: Drupal</text:p>
      <text:p text:style-name="P1">Errors-To: admin@sfbi.fr</text:p>
      <text:p text:style-name="P1">Sender: admin@sfbi.fr</text:p>
      <text:p text:style-name="P1">From: admin@sfbi.fr</text:p>
      <text:p text:style-name="P1">Message-Id: &lt;E1XSAtb-000EU6-0i@sfbi2013.mti.univ-paris-diderot.fr&gt;</text:p>
      <text:p text:style-name="P1">Date: Thu, 11 Sep 2014 22:23:11 +0200</text:p>
      <text:p text:style-name="P1">X-Miltered: at alpha with ID 54120440.000 by Joe's j-chkmail (http : // j-chkmail dot ensmp dot fr)!</text:p>
      <text:p text:style-name="P1">X-j-chkmail-Enveloppe: 54120440.000/138.102.22.4/adm3/adm3.jouy.inra.fr/&lt;www@sfbi.fr&gt;</text:p>
      <text:p text:style-name="P1">X-j-chkmail-Score: MSGID : 54120440.000 on alpha.jouy.inra.fr : j-chkmail score : XX : R=. U=. O=# B=0.253 -&gt; S=0.342</text:p>
      <text:p text:style-name="P1">X-j-chkmail-Status: Unsure</text:p>
      <text:p text:style-name="P1">X-Virus-Scanned: clamav-milter 0.97 at alpha</text:p>
      <text:p text:style-name="P1">X-Virus-Status: Clean</text:p>
      <text:p text:style-name="P1">X-Validation-by: jean-christophe.aude@cea.fr</text:p>
      <text:p text:style-name="P1">Subject: [bioinfo] [Emploi][CDD =?UTF-8?Q?Ing=C3=A9nieur?=] =?UTF-8?Q?Ing=C3=A9nieur?= administrat <text:s/>eur =?UTF-8?Q?syst=C3=A8me?=</text:p>
      <text:p text:style-name="P1"/>
      <text:p text:style-name="P1">Une nouvelle offre d'emploi vient d'être postée sur le site www.sfbi.fr</text:p>
      <text:p text:style-name="P1"/>
      <text:p text:style-name="P1">Intitulé du poste : Ingénieur <text:span text:style-name="T1">administrateur système</text:span></text:p>
      <text:p text:style-name="P1">Type de poste : CDD Ingénieur</text:p>
      <text:p text:style-name="P1">Durée du poste : 18 mois</text:p>
      <text:p text:style-name="P1">Ville : Gif-sur-Yvette</text:p>
      <text:p text:style-name="P1">Nom du contact : Gibrat Jean-François</text:p>
      <text:p text:style-name="P1"><text:soft-page-break/>Email du contact : jean-francois.gibrat@france-bioinformatique.fr</text:p>
      <text:p text:style-name="P1">Laboratoire : UMS3601 - IFB-core</text:p>
      <text:p text:style-name="P1"/>
      <text:p text:style-name="P1">Voir la description complète du poste sur <text:s/></text:p>
      <text:p text:style-name="P1">http://www.sfbi.fr/content/ing%C3%A9nieur-administrateur-syst%C3%A8me-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8:55:03.428717681</dc:date>
    <meta:editing-duration>PT2M42S</meta:editing-duration>
    <meta:editing-cycles>1</meta:editing-cycles>
    <meta:document-statistic meta:table-count="0" meta:image-count="0" meta:object-count="0" meta:page-count="2" meta:paragraph-count="53" meta:word-count="259" meta:character-count="2773" meta:non-whitespace-character-count="2549"/>
    <meta:generator>LibreOffice/4.4.6.3$Linux_X86_64 LibreOffice_project/40m0$Build-3</meta:generator>
  </office:meta>
</office:document-meta>
</file>